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f3f5d"/>
    </style:style>
    <style:style style:name="T2" style:family="text">
      <style:text-properties officeooo:rsid="00107a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AUTY REDIFENED</text:p>
      <text:p text:style-name="Standard">When you first hear this word , what comes to your mind</text:p>
      <text:p text:style-name="Standard">blue eyes, rosy lips, dimples , fair skin but this is the</text:p>
      <text:p text:style-name="Standard">most faulty perception of beauty that one can hold.</text:p>
      <text:p text:style-name="Standard">Beauty lies in the sacrifice which parents make to give a</text:p>
      <text:p text:style-name="Standard">life they have dreamt of to their children.</text:p>
      <text:p text:style-name="Standard">Beauty lies within the soul of that teenage girl who had</text:p>
      <text:p text:style-name="Standard">the guts to fight for herself and stand alone after her</text:p>
      <text:p text:style-name="Standard">modesty had been outraged .</text:p>
      <text:p text:style-name="Standard">Beauty lies in the thought process of that old palliative</text:p>
      <text:p text:style-name="Standard">man who himself not being able to make both ends meet</text:p>
      <text:p text:style-name="Standard">still tries to gather resources to provide aid to the</text:p>
      <text:p text:style-name="Standard">suffering and the poor.</text:p>
      <text:p text:style-name="Standard">Beauty lies in the spirit of that single mother who despite</text:p>
      <text:p text:style-name="Standard">being chained down by so many patriarchal norms is not</text:p>
      <text:p text:style-name="Standard">breaking down and working to hold herself and her child</text:p>
      <text:p text:style-name="Standard">together.</text:p>
      <text:p text:style-name="Standard">Beauty lies in the courage shown by that school girl</text:p>
      <text:p text:style-name="Standard">when she stood up against her bullies.</text:p>
      <text:p text:style-name="Standard">Beauty lies in the fact the country of the whites was</text:p>
      <text:p text:style-name="Standard">headed by a back person.</text:p>
      <text:p text:style-name="Standard">Beauty lies in the fact that some people can be so</text:p>
      <text:p text:style-name="Standard">ostensibly humble that they do not want to be praised</text:p>
      <text:p text:style-name="Standard">even after doing so much for the society and everyone</text:p>
      <text:p text:style-name="Standard">around them.</text:p>
      <text:p text:style-name="Standard">You know what else beauty lies in ;it lies within you ;you</text:p>
      <text:p text:style-name="Standard">should just have the power to accept yourself ; be a</text:p>
      <text:p text:style-name="Standard"/>
      <text:p text:style-name="Standard">better version of yourself everyday and not be a football</text:p>
      <text:p text:style-name="Standard">of others’ opinions.</text:p>
      <text:p text:style-name="Standard"><text:tab/><text:tab/><text:tab/><text:span text:style-name="T1">~ Meghna Singh</text:span></text:p>
      <text:p text:style-name="Standard"/>
      <text:p text:style-name="Standard"/>
      <text:p text:style-name="Standard">Aao ek baat btau,</text:p>
      <text:p text:style-name="Standard">Aaj sahi mein sab ko kuch likh ke sunau..</text:p>
      <text:p text:style-name="Standard"/>
      <text:p text:style-name="Standard">Mere desh ka naam pure sansar mein hua hain..</text:p>
      <text:p text:style-name="Standard">Sala, aaj yahan firse balatkar hua hain...</text:p>
      <text:p text:style-name="Standard"/>
      <text:p text:style-name="Standard">Ek maa ne toh usko phoolon ki taraf paala tha,</text:p>
      <text:p text:style-name="Standard">Us darinde ka usne kya hi bigaada tha...</text:p>
      <text:p text:style-name="Standard"/>
      <text:p text:style-name="Standard">Dozakh mein bhi jagah na mile us darinde ko,</text:p>
      <text:p text:style-name="Standard">Aaj Mere desh ne alvida kaha ek aur "Nirbhaya" ko...</text:p>
      <text:p text:style-name="Standard"/>
      <text:p text:style-name="Standard">Ek baap ne toh usko raani bna ke rkha tha,</text:p>
      <text:p text:style-name="Standard">Us darinde ne to use kakh bna ke rkh diya...</text:p>
      <text:p text:style-name="Standard"/>
      <text:p text:style-name="Standard">Abhi toh sihaayi sukhi bhi nhi thi akhbaar ki,</text:p>
      <text:p text:style-name="Standard">Lo ek aur khabar aagyi balatkar ki..</text:p>
      <text:p text:style-name="Standard"/>
      <text:p text:style-name="Standard">~SB</text:p>
      <text:p text:style-name="Standard"><text:soft-page-break/></text:p>
      <text:p text:style-name="Standard"/>
      <text:p text:style-name="Standard">ताकत को मोहब्बत न कर तू,</text:p>
      <text:p text:style-name="Standard">मोहब्बत कि ताकत को समझ तू ।।</text:p>
      <text:p text:style-name="Standard">आज अहंकार टूटा है तेरा,</text:p>
      <text:p text:style-name="Standard">पहले उसको संभाल तू ।</text:p>
      <text:p text:style-name="Standard"/>
      <text:p text:style-name="Standard">क्या गुनाह था उस बेटी का,</text:p>
      <text:p text:style-name="Standard">जिसकी आशाओं को तूने जला दिया ।।</text:p>
      <text:p text:style-name="Standard">क्या गुनाह था उस पुत्री का,</text:p>
      <text:p text:style-name="Standard">जिसके मुखड़े को तूने घुंघट में छुपा दिया ।</text:p>
      <text:p text:style-name="Standard"/>
      <text:p text:style-name="Standard">क्यों समझता है तू‌, औरत को दूसरे दर्जे का इंसान ।।</text:p>
      <text:p text:style-name="Standard">आए दिन कुचल देता है, उनका छोटा सा आसमान ।</text:p>
      <text:p text:style-name="Standard">बुजदिल है क्या तू, जो करता है तेज़ाब से वार ।।</text:p>
      <text:p text:style-name="Standard">इनकार हि किया था उसने, क्यों नहीं कर पाया तू स्वीकार ।</text:p>
      <text:p text:style-name="Standard"/>
      <text:p text:style-name="Standard">बढ़ी हिम्मत से वो लड़ी होगी,</text:p>
      <text:p text:style-name="Standard">बढ़े दर्दों से वो जूझी होगी ।।</text:p>
      <text:p text:style-name="Standard">अपनों को परखने का मौका मिला होगा,</text:p>
      <text:p text:style-name="Standard">फिर से जिंदगी से रूबरू हुई होगी ।</text:p>
      <text:p text:style-name="Standard"/>
      <text:p text:style-name="Standard">भारी हो जाता है मन, ये सब सुनके ।।</text:p>
      <text:p text:style-name="Standard">शर्मिंदा हो जाता है दिल, इस हिंसात्मक मर्दानगी से ।</text:p>
      <text:p text:style-name="Standard">अब बस इंसाफ कि गुहार है अदालत से ।।</text:p>
      <text:p text:style-name="Standard"><text:tab/><text:tab/> ~ Guru.</text:p>
      <text:p text:style-name="Standard"/>
      <text:p text:style-name="Standard"/>
      <text:p text:style-name="Standard">तुम कहते हो सपने देखूँ ?</text:p>
      <text:p text:style-name="Standard">दीवारें ऊँची हैं, पहले उनको तो तोड़ूं।</text:p>
      <text:p text:style-name="Standard">भीतर के हैवानों के, गले तो पहले मरोड़ूं ।</text:p>
      <text:p text:style-name="Standard">ईश्वर अल्लाह के बन्दो को, पहले साथ तो जोड़ूं ।</text:p>
      <text:p text:style-name="Standard"/>
      <text:p text:style-name="Standard">तुम कहते हो सपने देखूँ ?</text:p>
      <text:p text:style-name="Standard">पेट की जो भूख है, पहले पानी पीकर तो भिगो लूं ।</text:p>
      <text:p text:style-name="Standard">पाँव के छाँलो को, पहले मरहम तो दे लूं।</text:p>
      <text:p text:style-name="Standard">ठंड में ठिठुरते बदन पे, पहले कंबल तो ओढ़ूं ।</text:p>
      <text:p text:style-name="Standard"/>
      <text:p text:style-name="Standard">तुम कहते हो सपने देखूँ ?</text:p>
      <text:p text:style-name="Standard">रीति की जंजीरे है, पहले उनको तो तोड़ूं ।</text:p>
      <text:p text:style-name="Standard">छोटे-छोटे जिस्मों की, इच्छाओं को तो पहले मोलूं ।</text:p>
      <text:p text:style-name="Standard">शीश कटा जो जवान का, पहले उसमें तो कुछ बोलूं ।</text:p>
      <text:p text:style-name="Standard"/>
      <text:p text:style-name="Standard">तुम कहते हो सपने देखूँ ?</text:p>
      <text:p text:style-name="Standard">शांत पड़ा है जो मन, पहले उसको तो झकझोरूं ।</text:p>
      <text:p text:style-name="Standard">यादें जकड़ गईं जो, पहले उनको तो छोड़ूं ।</text:p>
      <text:p text:style-name="Standard">काँटे डगर में हैं बहुत, पहले रस्ते तो मोड़ूं ।</text:p>
      <text:p text:style-name="Standard"><text:soft-page-break/></text:p>
      <text:p text:style-name="Standard">तुम कहते हो सपने देखूँ ?</text:p>
      <text:p text:style-name="Standard"><text:tab/><text:tab/><text:tab/><text:tab/>-अनीशा</text:p>
      <text:p text:style-name="Standard"/>
      <text:p text:style-name="Standard"/>
      <text:p text:style-name="Standard"/>
      <text:p text:style-name="Standard">हमेशा देर क्यूँ हो जाती है?</text:p>
      <text:p text:style-name="Standard"/>
      <text:p text:style-name="Standard">किसी से माफ़ी मांगनी हो या किसी को माफ़ करना हो,</text:p>
      <text:p text:style-name="Standard">या बेवजह की गलतफहमी को दिलों से साफ़ करना हो,</text:p>
      <text:p text:style-name="Standard">हमेशा देर क्यूँ हो जाती है?</text:p>
      <text:p text:style-name="Standard"/>
      <text:p text:style-name="Standard">किसी को खुद पे, खुद को किसी पे बरबाद करना हो,</text:p>
      <text:p text:style-name="Standard">या किसी के घर को कुछ भी करके आबाद करना हो,</text:p>
      <text:p text:style-name="Standard">हमेशा देर क्यूँ हो जाती है?</text:p>
      <text:p text:style-name="Standard"/>
      <text:p text:style-name="Standard">किसी की खातिर जीने में खुद को कामिल करना हो,</text:p>
      <text:p text:style-name="Standard">या फिर अपनी खुशी में औरों को शामिल करना हो,</text:p>
      <text:p text:style-name="Standard">हमेशा देर क्यूँ हो जाती है?</text:p>
      <text:p text:style-name="Standard"/>
      <text:p text:style-name="Standard">किसी को भूल जाना हो या किसी को याद करना हो,</text:p>
      <text:p text:style-name="Standard">या ख़ुदा में खुद को मिला लेने की फरियाद करना हो,</text:p>
      <text:p text:style-name="Standard">हमेशा देर क्यूँ हो जाती है?</text:p>
      <text:p text:style-name="Standard"/>
      <text:p text:style-name="Standard"><text:tab/><text:tab/><text:tab/><text:tab/>- अनीशा</text:p>
      <text:p text:style-name="Standard"/>
      <text:p text:style-name="Standard"/>
      <text:p text:style-name="Standard"/>
      <text:p text:style-name="Standard">दर्द भी होता है,<text:line-break/>खून भी खोलता है ।।<text:line-break/>जब रोज़ समाचार के दस्तावेज फरोलता हूं,<text:line-break/>कभी बलात्कार लव्ज पढ़ता हूं,<text:line-break/>तो कभी छेड़छाड़ जैसे शब्दों से झंझोलता हूं ।<text:line-break/><text:line-break/>कहां गई इन्सानियत इस मनुष्य में,<text:line-break/>जो मंदिर-मस्जिद के लिए लड़ता है।।<text:line-break/>अपनी बहनों को तो देख लो,<text:line-break/>उन्हें क्या-क्या सहना पड़ता है।<text:line-break/><text:line-break/>रिश्तों कि इस सूची में,<text:line-break/>एक इन्सानियत का भी रिश्ता है।<text:line-break/>मत भूलो उसे ,<text:line-break/>यहां और कौन अपना है ।<text:line-break/><text:line-break/>सच्ची मोहब्बत का अर्थ भी कमजोर हो रहा है,<text:line-break/>जवान और ही चोचलों में मशरूफ हो रहा है।।<text:line-break/>समझ नहीं आ रही मुझे ,<text:line-break/><text:soft-page-break/>ये क्या हो रहा है।<text:line-break/><text:line-break/>आओ अपने मन से इस द्वैत को हटाते हैं,<text:line-break/>औरत को उसका सम्मान वापस दिलाते हैं।।<text:line-break/><text:line-break/>हर घर में बच्ची के जन्म लेने कि खुशी मनाते हैं।<text:line-break/>धन्यवाद ।<text:line-break/><text:tab/><text:tab/><text:tab/>~ Guru</text:p>
      <text:p text:style-name="Standard"/>
      <text:p text:style-name="Standard"/>
      <text:p text:style-name="Standard"/>
      <text:p text:style-name="Standard">Kya kusoor thaa</text:p>
      <text:p text:style-name="Standard"/>
      <text:p text:style-name="Standard">Kya kusoor thaa un baccho kaa jinki laashein aaj sad rahi hain ,</text:p>
      <text:p text:style-name="Standard">Kyun nafrat ki lapte din-ba-din badh rahi hain .</text:p>
      <text:p text:style-name="Standard"/>
      <text:p text:style-name="Standard">Kya kusoor thaa un logon kaa jo aman pasand kara-karte the ,</text:p>
      <text:p text:style-name="Standard">Dushmani nahi hai aachi , Bujurg theek kaha karte the .</text:p>
      <text:p text:style-name="Standard"/>
      <text:p text:style-name="Standard">Kyaa kusoor thaa un parindo ka jo subha daana dhundne nikle honge ,</text:p>
      <text:p text:style-name="Standard">Chuze jinke shayad abi bhi intazaar kar rahe honge.</text:p>
      <text:p text:style-name="Standard"/>
      <text:p text:style-name="Standard">Kya kusoor tha un masoomo ka jo school mei padhne gaye,</text:p>
      <text:p text:style-name="Standard">Sapne the jinke adhoore se , aaj khala me dafn ho gaye.</text:p>
      <text:p text:style-name="Standard"/>
      <text:p text:style-name="Standard">Kisi ko doctor banna tha to kisi ko engineer apna jeevan unhone sayaad hi abhi jiya tha</text:p>
      <text:p text:style-name="Standard">Lekin nafrat ki maar ne sabko rakh bana dia tha .</text:p>
      <text:p text:style-name="Standard"/>
      <text:p text:style-name="Standard">Karodo yade rahi hongi ,un yaadon ko bhulana aasan hai ?</text:p>
      <text:p text:style-name="Standard">Insan apne hi aakrosh ko kabu karne mei Nakaam hai.</text:p>
      <text:p text:style-name="Standard"/>
      <text:p text:style-name="Standard">Kya ho gaya insaan ko ,khud ko khuda samajh baitha hai .</text:p>
      <text:p text:style-name="Standard">Bhool chuka hai ki kon paraya hai or kon apna caheta hai .</text:p>
      <text:p text:style-name="Standard"/>
      <text:p text:style-name="Standard">Lakhon massomon ko maara , mauka mila hota tab to vo baccha rota,</text:p>
      <text:p text:style-name="Standard">Shayad pattharon ko kabi dard mahsoos hi nahi hota .</text:p>
      <text:p text:style-name="Standard"/>
      <text:p text:style-name="Standard">Jihaad ke naam pe unhone hazaaron ki jaane lii hogi,</text:p>
      <text:p text:style-name="Standard">Masoomo ki kurbaani par kya khaak khuda ko taskeen mili hogi .</text:p>
      <text:p text:style-name="Standard"><text:s/><text:tab/></text:p>
      <text:p text:style-name="Standard"><text:tab/><text:tab/><text:span text:style-name="T2">~ Saurabh Singh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2:00:36.110750133</meta:creation-date>
    <dc:date>2020-01-06T12:47:59.611076689</dc:date>
    <meta:editing-duration>PT23M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17" meta:word-count="1121" meta:character-count="4539" meta:non-whitespace-character-count="3508"/>
  </office:meta>
</office:document-meta>
</file>